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4e14c" officeooo:paragraph-rsid="0004e14c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53ace" officeooo:paragraph-rsid="00053ac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07cf" officeooo:paragraph-rsid="000807c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db5e" officeooo:paragraph-rsid="0009db5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a4ef0" officeooo:paragraph-rsid="000a4ef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315c" officeooo:paragraph-rsid="000f315c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f7ca5" officeooo:paragraph-rsid="000f7ca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2ede9" officeooo:paragraph-rsid="0012ede9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36aa6" officeooo:paragraph-rsid="00136aa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4f078" officeooo:paragraph-rsid="0014f078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7137b" officeooo:paragraph-rsid="0017137b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8b1c5" officeooo:paragraph-rsid="0018b1c5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04e14c" officeooo:paragraph-rsid="0004e14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53ace" officeooo:paragraph-rsid="00053ace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72b9a" officeooo:paragraph-rsid="00072b9a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807cf" officeooo:paragraph-rsid="000807c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81455" officeooo:paragraph-rsid="0008145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a4ef0" officeooo:paragraph-rsid="000a4ef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bce69" officeooo:paragraph-rsid="000bce69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ccf78" officeooo:paragraph-rsid="000ccf78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0eaff4" officeooo:paragraph-rsid="000eaff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f315c" officeooo:paragraph-rsid="000f315c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0f7ca5" officeooo:paragraph-rsid="000f7ca5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36aa6" officeooo:paragraph-rsid="00136aa6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4f078" officeooo:paragraph-rsid="0014f078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5b65e" officeooo:paragraph-rsid="0015b65e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7137b" officeooo:paragraph-rsid="0017137b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8b1c5" officeooo:paragraph-rsid="0018b1c5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a1f31" officeooo:paragraph-rsid="001a1f31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af70e" officeooo:paragraph-rsid="001af70e" style:font-weight-asian="normal" style:font-weight-complex="normal"/>
    </style:style>
    <style:style style:name="P31" style:family="paragraph" style:parent-style-name="Standard">
      <style:text-properties officeooo:paragraph-rsid="000f315c"/>
    </style:style>
    <style:style style:name="P32" style:family="paragraph" style:parent-style-name="Standard">
      <style:text-properties officeooo:rsid="000f7ca5" officeooo:paragraph-rsid="000f7ca5"/>
    </style:style>
    <style:style style:name="P33" style:family="paragraph" style:parent-style-name="Standard">
      <style:text-properties officeooo:paragraph-rsid="000f7ca5"/>
    </style:style>
    <style:style style:name="P34" style:family="paragraph" style:parent-style-name="Standard">
      <style:text-properties officeooo:paragraph-rsid="0010c683"/>
    </style:style>
    <style:style style:name="P35" style:family="paragraph" style:parent-style-name="Standard">
      <style:text-properties officeooo:paragraph-rsid="0012ede9"/>
    </style:style>
    <style:style style:name="P36" style:family="paragraph" style:parent-style-name="Standard">
      <style:text-properties style:text-underline-style="none" fo:font-weight="normal" officeooo:rsid="0014f078" officeooo:paragraph-rsid="0014f078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04e14c" officeooo:paragraph-rsid="0004e14c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1da419" officeooo:paragraph-rsid="001da419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7137b" officeooo:paragraph-rsid="0017137b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e1c89" officeooo:paragraph-rsid="001e1c89" style:font-weight-asian="normal" style:font-weight-complex="normal"/>
    </style:style>
    <style:style style:name="T1" style:family="text">
      <style:text-properties officeooo:rsid="000807cf"/>
    </style:style>
    <style:style style:name="T2" style:family="text">
      <style:text-properties officeooo:rsid="0009db5e"/>
    </style:style>
    <style:style style:name="T3" style:family="text">
      <style:text-properties officeooo:rsid="000bce69"/>
    </style:style>
    <style:style style:name="T4" style:family="text">
      <style:text-properties officeooo:rsid="000f315c"/>
    </style:style>
    <style:style style:name="T5" style:family="text">
      <style:text-properties style:text-underline-style="none" fo:font-weight="normal" officeooo:rsid="000f315c" style:font-weight-asian="normal" style:font-weight-complex="normal"/>
    </style:style>
    <style:style style:name="T6" style:family="text">
      <style:text-properties style:text-underline-style="none" fo:font-weight="normal" officeooo:rsid="000f7ca5" style:font-weight-asian="normal" style:font-weight-complex="normal"/>
    </style:style>
    <style:style style:name="T7" style:family="text">
      <style:text-properties officeooo:rsid="000f7ca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officeooo:rsid="000f7ca5" style:font-weight-asian="normal" style:font-weight-complex="normal"/>
    </style:style>
    <style:style style:name="T10" style:family="text">
      <style:text-properties officeooo:rsid="0010c683"/>
    </style:style>
    <style:style style:name="T11" style:family="text">
      <style:text-properties officeooo:rsid="0012ede9"/>
    </style:style>
    <style:style style:name="T12" style:family="text">
      <style:text-properties officeooo:rsid="0014f078"/>
    </style:style>
    <style:style style:name="T13" style:family="text">
      <style:text-properties officeooo:rsid="0015b65e"/>
    </style:style>
    <style:style style:name="T14" style:family="text">
      <style:text-properties officeooo:rsid="0017137b"/>
    </style:style>
    <style:style style:name="T15" style:family="text">
      <style:text-properties officeooo:rsid="001a1f31"/>
    </style:style>
    <style:style style:name="T1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ía 1</text:p>
      <text:p text:style-name="P13">1: intro e historia.</text:p>
      <text:p text:style-name="P13">16: CLR.</text:p>
      <text:p text:style-name="P13">17: MSIL.</text:p>
      <text:p text:style-name="P13">20: BCL.</text:p>
      <text:p text:style-name="P13">23: intro a C#.</text:p>
      <text:p text:style-name="P13">26: CLI.</text:p>
      <text:p text:style-name="P13">28: comando dotnet.</text:p>
      <text:p text:style-name="P13">44: Program.cs.</text:p>
      <text:p text:style-name="P13">48: ImplicitUsings (enable/disable).</text:p>
      <text:p text:style-name="P13">51: using.</text:p>
      <text:p text:style-name="P13">57: using implicitas incorporadas en .Net 6.</text:p>
      <text:p text:style-name="P13">58: tipos integrados y operadores.</text:p>
      <text:p text:style-name="P14">65: declaracion de variables y constantes.</text:p>
      <text:p text:style-name="P14">66: literales.</text:p>
      <text:p text:style-name="P14">72: sufijos para literales.</text:p>
      <text:p text:style-name="P14">73: operadores aritmeticos.</text:p>
      <text:p text:style-name="P14">74: division &gt; cuidados especiales.</text:p>
      <text:p text:style-name="P14">76: operadores relacionales.</text:p>
      <text:p text:style-name="P14">77: operadores logicos.</text:p>
      <text:p text:style-name="P14">79: operadores de asignacion.</text:p>
      <text:p text:style-name="P14">80: operador incremento.</text:p>
      <text:p text:style-name="P14">81: operador decremento.</text:p>
      <text:p text:style-name="P14">88: estructuras de control&gt; bloque (89), if (91), ? (92), switch (93), while (94), do while (95), for (96).</text:p>
      <text:p text:style-name="P14">100: interrupcion de bucles: break, continue, goto, return.</text:p>
      <text:p text:style-name="P14"/>
      <text:p text:style-name="P2">Teoria 2</text:p>
      <text:p text:style-name="P15">2: Sistema de tipos – CTS.</text:p>
      <text:p text:style-name="P15">7: Tipos de valor en C#.</text:p>
      <text:p text:style-name="P15">8: Tipos de referencia en C#.</text:p>
      <text:p text:style-name="P15">9: Conversion de tipos.</text:p>
      <text:p text:style-name="P15">10: Conversiones de tipos numericas.</text:p>
      <text:p text:style-name="P15">15: Conversiones implicitas (de ampliacion).</text:p>
      <text:p text:style-name="P15">16: Conversiones explicitas (de restriccion).</text:p>
      <text:p text:style-name="P15">17: Conversiones de tipos con clases auxiliares. </text:p>
      <text:p text:style-name="P15">18: Sistema unificado de tipos.</text:p>
      <text:p text:style-name="P15">22: Boxing y unboxing.</text:p>
      <text:p text:style-name="P15">38: WriteLine de la clase Console.</text:p>
      <text:p text:style-name="P15">42: Operador + y sus sobrecargas.</text:p>
      <text:p text:style-name="P15">48: Null: null en tipos de referencia (50), null en tipos valor (51).</text:p>
      <text:p text:style-name="P15">54: Operador de conversion “as” para tipos que admiten null.</text:p>
      <text:p text:style-name="P15">56: Variables locales.</text:p>
      <text:p text:style-name="P15">59: <text:span text:style-name="T1">Diferencias entre tipos de valor y de referencia.</text:span></text:p>
      <text:p text:style-name="P16">68: Arreglos.</text:p>
      <text:p text:style-name="P16">77: Foreach.</text:p>
      <text:p text:style-name="P16">79: String.</text:p>
      <text:p text:style-name="P16">82: StringBuilder.</text:p>
      <text:p text:style-name="P16">84: Tipos enumerativos.</text:p>
      <text:p text:style-name="P16">87: Metodos.</text:p>
      <text:p text:style-name="P16">90: Metodos – parametros.</text:p>
      <text:p text:style-name="P16">102: Metodos con forma de expresion (expression-bodied methods).</text:p>
      <text:p text:style-name="P16"><text:soft-page-break/>104: Pasaje de parametros por la linea de comandos.</text:p>
      <text:p text:style-name="P16"/>
      <text:p text:style-name="P3">Teoria 3</text:p>
      <text:p text:style-name="P16">2: Mas sobre tipos.</text:p>
      <text:p text:style-name="P16">3: Arreglos de 2 dimensiones.</text:p>
      <text:p text:style-name="P16">6: Arreglos de arreglos.</text:p>
      <text:p text:style-name="P16">8: Inferencia de tipos – palabra clave var.</text:p>
      <text:p text:style-name="P17">11: Inferencia de tipos – tipos anonimos (var).</text:p>
      <text:p text:style-name="P17">13: Tipo dynamic.</text:p>
      <text:p text:style-name="P17">17: String de formato compuesto y strings interpolados.</text:p>
      <text:p text:style-name="P17">37: Mascaras de formato para DateTime.</text:p>
      <text:p text:style-name="P17">40: Colecciones: colecciones genericas (46) – List (47), Stack (59), Queue (61).</text:p>
      <text:p text:style-name="P17">41: Manejo de excepciones: overflow deshabilitado (72), try/catch/finally (75), catch (76), finally(81), propagacion de excepciones (86), <text:span text:style-name="T2">lanzar una excepcion (92), relanzar una excepcion (97)</text:span>.</text:p>
      <text:p text:style-name="P17"/>
      <text:p text:style-name="P4">Teoria 4</text:p>
      <text:p text:style-name="P18">2: POO. </text:p>
      <text:p text:style-name="P18">5: Clases.</text:p>
      <text:p text:style-name="P18">13: Miembros de una clase.</text:p>
      <text:p text:style-name="P18">14: Miembros de instancia.</text:p>
      <text:p text:style-name="P18">15: Campos o variables de instancia.</text:p>
      <text:p text:style-name="P18">27: Metodos de instancia.</text:p>
      <text:p text:style-name="P18">33: Constructores de instancia: sobrecarga (48).</text:p>
      <text:p text:style-name="P18">69: Biblioteca de clases (.dll).</text:p>
      <text:p text:style-name="P18">77: Notas sobre invocacion a metodos y constructores: miembros de instancia - uso de this (81), operador null-coalescing - ?? - u operador de fusion nula (83).</text:p>
      <text:p text:style-name="P18"/>
      <text:p text:style-name="P5">Teoria 5</text:p>
      <text:p text:style-name="P18">2: Miembros estaticos: metodos estaticos (6), campos estaticos (11), nomenclatura para campos privados (21), constructores estaticos (28), clases estaticas (33), utility classes (36), campos constantes – const (37), <text:span text:style-name="T3">campos readonly (44)</text:span>.</text:p>
      <text:p text:style-name="P19">48: Encapsulamiento.</text:p>
      <text:p text:style-name="P19">55: Propiedades: Propiedades vs campos publicos (68), Propiedades implementadas <text:s/>automaticamente (72), propiedades estaticas (78).</text:p>
      <text:p text:style-name="P19">79: Indizadores.</text:p>
      <text:p text:style-name="P20">100: Inicializadores de objeto.</text:p>
      <text:p text:style-name="P21">103: Encadenamiento de metodos (Fluent interface).</text:p>
      <text:p text:style-name="P21"/>
      <text:p text:style-name="P18"/>
      <text:p text:style-name="P6">Teoria 6</text:p>
      <text:p text:style-name="P22">2: <text:span text:style-name="T8">Derivacion de clases y herencia.</text:span></text:p>
      <text:p text:style-name="P22">3: Herencia.</text:p>
      <text:p text:style-name="P22">4: Sistema unificado de tipos.</text:p>
      <text:p text:style-name="P22">11: Derivacion de clases.</text:p>
      <text:p text:style-name="P22">16: Derivacion de clases. Herencia de campos.</text:p>
      <text:p text:style-name="P22">18: <text:s/>Derivacion de clases. Herencia de metodos.</text:p>
      <text:p text:style-name="P22">19: Invalidacion de metodos.</text:p>
      <text:p text:style-name="P31"><text:span text:style-name="T5">23: </text:span>Acceso a miembros de la clase base.</text:p>
      <text:p text:style-name="P31"><text:span text:style-name="T4">26: </text:span>Constructores.</text:p>
      <text:p text:style-name="P31"><text:span text:style-name="T4">37: </text:span>Modificadores de acceso: <text:span text:style-name="T4">campos (38), propiedades (49), restricciones (53), </text:span>Invalidación de propiedades <text:span text:style-name="T4">(56).</text:span></text:p>
      <text:p text:style-name="P31"><text:soft-page-break/><text:span text:style-name="T4">60: </text:span>Clases abstractas.</text:p>
      <text:p text:style-name="P33"><text:span text:style-name="T7">65: </text:span>Finalizadores (destructores) </text:p>
      <text:p text:style-name="P32">70: <text:span text:style-name="T8">Polimorfismo.</text:span></text:p>
      <text:p text:style-name="P33"><text:span text:style-name="T9">73: </text:span>Métodos virtuales y enlace dinámico </text:p>
      <text:p text:style-name="P33"><text:span text:style-name="T7">75: </text:span>Polimorfismo - Consecuencia </text:p>
      <text:p text:style-name="P33"><text:span text:style-name="T7">77: </text:span>Interfaz polimórfica </text:p>
      <text:p text:style-name="P33"><text:span text:style-name="T7">84: </text:span>Principio Open / Close </text:p>
      <text:p text:style-name="P33"><text:span text:style-name="T7">85: </text:span>Diseño ineficiente que no hace uso de polimorfismo </text:p>
      <text:p text:style-name="P33"><text:span text:style-name="T7">91: </text:span>El método ToString() </text:p>
      <text:p text:style-name="P33"><text:span text:style-name="T7">94: </text:span>Excepciones definidas por el usuario </text:p>
      <text:p text:style-name="P33"><text:span text:style-name="T7">97: </text:span>Herencia de campos estáticos </text:p>
      <text:p text:style-name="P33"><text:span text:style-name="T7">101: </text:span>Herencia de métodos estáticos </text:p>
      <text:p text:style-name="P33"><text:span text:style-name="T7">103: </text:span>Extensión de métodos </text:p>
      <text:p text:style-name="P33"/>
      <text:p text:style-name="P7">Teoria 7</text:p>
      <text:p text:style-name="P23">2:Interfaces</text:p>
      <text:p text:style-name="P33"><text:span text:style-name="T6">30: </text:span>Interfaces - herencia </text:p>
      <text:p text:style-name="P33"><text:span text:style-name="T7">31: </text:span>Implementando múltiples Interfaces </text:p>
      <text:p text:style-name="P33"><text:span text:style-name="T7">32: </text:span>Múltiples interfaces - miembros duplicado<text:span text:style-name="T7">s</text:span></text:p>
      <text:p text:style-name="P33"><text:span text:style-name="T7">34: </text:span>Implementación explícita </text:p>
      <text:p text:style-name="P33"><text:span text:style-name="T7">38: </text:span>Interfaces de la plataforma que se usan para la comparación: Interface Icomparable <text:span text:style-name="T7">(39), </text:span>Interface IComparer <text:span text:style-name="T10">(47).</text:span></text:p>
      <text:p text:style-name="P34"><text:span text:style-name="T10">54: </text:span>Interfaces de la plataforma que se utilizan para “enumerar” System.Collections.IEnumerable y System.Collections.Ienumerator: System.Collection.Ienumerable – <text:span text:style-name="T10">uso del foreach (55), </text:span>System.Collection.IEnumerator <text:span text:style-name="T10">(63). Enumerable + foreach (71).</text:span></text:p>
      <text:p text:style-name="P34"><text:span text:style-name="T10">74: </text:span>Iteradores </text:p>
      <text:p text:style-name="P35"><text:span text:style-name="T11">84: </text:span>File System Espacio de nombres System.IO: La clase Path <text:span text:style-name="T11">(85), </text:span>Las clases DirectoryInfo, FileInfo, Directory y File <text:span text:style-name="T11">(87), </text:span>Archivos de texto <text:span text:style-name="T11">(89), </text:span>StreamReader <text:span text:style-name="T11">(90), </text:span>StreamWriter <text:span text:style-name="T11">(92), </text:span>Interface IDisposable <text:span text:style-name="T11">(96), </text:span>Instrucción using <text:span text:style-name="T11">(100).</text:span></text:p>
      <text:p text:style-name="P35"/>
      <text:p text:style-name="P8">Teoria 8</text:p>
      <text:p text:style-name="P24">2. Delegados.</text:p>
      <text:p text:style-name="P24">18. Metodos anonimos.</text:p>
      <text:p text:style-name="P24">24. Expresiones lambda.</text:p>
      <text:p text:style-name="P30">29. Action.</text:p>
      <text:p text:style-name="P24">36. Eventos. Convenciones (43). EventHandler (44). Event (56). </text:p>
      <text:p text:style-name="P24"/>
      <text:p text:style-name="P9">Teoria 9.</text:p>
      <text:p text:style-name="P24">2. Genericos.</text:p>
      <text:p text:style-name="P24">4. Instrucciones de nivel superior.</text:p>
      <text:p text:style-name="P24">19. Metodos genericos. <text:span text:style-name="T12">Clausulas Where (40).</text:span></text:p>
      <text:p text:style-name="P25">43. Tipos genericos.</text:p>
      <text:p text:style-name="P25">45. Clases genericas.</text:p>
      <text:p text:style-name="P25">56. Interfaces genericas.</text:p>
      <text:p text:style-name="P25">65. Delegados genericos.</text:p>
      <text:p text:style-name="P25"><text:tab/>68. Delegado Action &lt;T&gt; <text:tab/></text:p>
      <text:p text:style-name="P25"><text:tab/>69. Delegado Func &lt;Tresult&gt;</text:p>
      <text:p text:style-name="P25"><text:tab/>72. Delegado Predicate &lt;T&gt;</text:p>
      <text:p text:style-name="P25"><text:tab/>75. Delegado Convertet &lt;TInput, TOutput&gt;</text:p>
      <text:p text:style-name="P25"><text:tab/>77. Delegado EventHandler &lt;TEventArgs&gt;</text:p>
      <text:p text:style-name="P24"/>
      <text:p text:style-name="P10">Teoria 10</text:p>
      <text:p text:style-name="P26"><text:soft-page-break/>2. Programacion asincronica. Introduccion.</text:p>
      <text:p text:style-name="P26"><text:tab/>3. Patrones para la programacion asincronica.</text:p>
      <text:p text:style-name="P26"><text:tab/>4. Patron asincronico basado en Tareas (TAP).</text:p>
      <text:p text:style-name="P26"><text:tab/>5. La clase Task.</text:p>
      <text:p text:style-name="P17"><text:tab/><text:span text:style-name="T13">22. Convencion.</text:span></text:p>
      <text:p text:style-name="P15"><text:tab/><text:span text:style-name="T13">23. Metodos asincronicos.</text:span></text:p>
      <text:p text:style-name="P14"><text:tab/><text:span text:style-name="T13">38. Tipos de valor devueltos.</text:span></text:p>
      <text:p text:style-name="P14"><text:tab/><text:span text:style-name="T13">46. Nota sobre operador await.</text:span></text:p>
      <text:p text:style-name="P14"><text:tab/><text:span text:style-name="T13">51. Mas sobre tareas.</text:span></text:p>
      <text:p text:style-name="P14"><text:tab/><text:span text:style-name="T13">53. Task.Run.</text:span></text:p>
      <text:p text:style-name="P14"><text:tab/><text:span text:style-name="T13">54. <text:s/>Tareas, expresiones lambdas y variables.</text:span></text:p>
      <text:p text:style-name="P14"><text:tab/><text:tab/><text:span text:style-name="T13">56. Clausure. </text:span></text:p>
      <text:p text:style-name="P14"><text:tab/><text:span text:style-name="T14">62. Mas sobre tareas.</text:span></text:p>
      <text:p text:style-name="P13"><text:tab/><text:span text:style-name="T14">65. TaskFactory.</text:span></text:p>
      <text:p text:style-name="P13"/>
      <text:p text:style-name="P13"/>
      <text:p text:style-name="P11">Teoria 11</text:p>
      <text:p text:style-name="P27">2. Una introduccion rapida a LINQ.</text:p>
      <text:p text:style-name="P27"><text:tab/>18. Interfaz Fluida de LINQ.</text:p>
      <text:p text:style-name="P40">31. ForEach. </text:p>
      <text:p text:style-name="P27">39. Persistencia de datos.</text:p>
      <text:p text:style-name="P27"><text:tab/>40. SQLite.</text:p>
      <text:p text:style-name="P13"><text:tab/><text:span text:style-name="T14">48. Entity Framework Core.</text:span></text:p>
      <text:p text:style-name="P13"><text:span text:style-name="T14">56. Code First.</text:span></text:p>
      <text:p text:style-name="P38">63. Migraciones.</text:p>
      <text:p text:style-name="P13"/>
      <text:p text:style-name="P13"/>
      <text:p text:style-name="P11">Teoria 12.</text:p>
      <text:p text:style-name="P27">2. Aplicaciones Web con ASP.NET Core Blazor</text:p>
      <text:p text:style-name="P27">3. ¿Qué es Blazor?</text:p>
      <text:p text:style-name="P27">4. ¿Qué es Razor?</text:p>
      <text:p text:style-name="P27">6. Aplicacion Blazor Server.</text:p>
      <text:p text:style-name="P27">7. Aplicacion Blazor WebAssembly.</text:p>
      <text:p text:style-name="P27">8. Componentes.</text:p>
      <text:p text:style-name="P27">15. Elementos HTML.</text:p>
      <text:p text:style-name="P27">20. Atributos HTML.</text:p>
      <text:p text:style-name="P28">23. Etiquetas &lt;div&gt; y &lt;span&gt;</text:p>
      <text:p text:style-name="P28">26. Tablas.</text:p>
      <text:p text:style-name="P28">29. Componentes Blazor.</text:p>
      <text:p text:style-name="P28">37. Secuencia de escape para @</text:p>
      <text:p text:style-name="P28">40. Expresiones implicitas y explicitas en Razor</text:p>
      <text:p text:style-name="P28"/>
      <text:p text:style-name="P12">Teoria 13</text:p>
      <text:p text:style-name="P28">2. Principio de inversion de dependencias (DIP) y Patron de Inyeccion de Dependencias.</text:p>
      <text:p text:style-name="P28">3.DIP. Reinterpretacion en POO.</text:p>
      <text:p text:style-name="P28">33. DIP. Configuracion de las dependencias.</text:p>
      <text:p text:style-name="P28">38. DIP. Contenedor de Inyeccion de Dependencias. <text:span text:style-name="T15">DI Container.</text:span></text:p>
      <text:p text:style-name="P29">47. Tiempo de vida de los servicios en un contenedor.</text:p>
      <text:p text:style-name="P29">50. Principio OPEN/CLOSE</text:p>
      <text:p text:style-name="P29">52. Arquitectura Limpia. Para que nuestras aplicaciones puedan escalar facilmente.</text:p>
      <text:p text:style-name="P29">67. Mock…</text:p>
      <text:p text:style-name="P29">69. Contenedor de Inyeccion de Dependencias en Blazor.</text:p>
      <text:p text:style-name="P29"><text:soft-page-break/>70. UI con Blazor.</text:p>
      <text:p text:style-name="P29"/>
      <text:p text:style-name="P29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8T03:03:38.569000000</dc:date>
    <meta:editing-duration>P3DT10H38M59S</meta:editing-duration>
    <meta:editing-cycles>8</meta:editing-cycles>
    <meta:generator>LibreOffice/7.2.2.2$Windows_X86_64 LibreOffice_project/02b2acce88a210515b4a5bb2e46cbfb63fe97d56</meta:generator>
    <meta:document-statistic meta:table-count="0" meta:image-count="0" meta:object-count="0" meta:page-count="5" meta:paragraph-count="181" meta:word-count="940" meta:character-count="6408" meta:non-whitespace-character-count="5595"/>
  </office:meta>
</office:document-meta>
</file>